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28pt" fo:font-weight="bold" officeooo:rsid="0001d0eb" officeooo:paragraph-rsid="0001d0eb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paragraph-rsid="0001d0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Question Of DSU :</text:p>
      <text:p text:style-name="Standard"/>
      <text:p text:style-name="P2"><text:a xlink:type="simple" xlink:href="https://www.hackerearth.com/practice/data-structures/disjoint-data-strutures/basics-of-disjoint-data-structures/practice-problems/algorithm/city-and-campers-2/" text:style-name="Internet_20_link" text:visited-style-name="Visited_20_Internet_20_Link">https://www.hackerearth.com/practice/data-structures/disjoint-data-strutures/basics-of-disjoint-data-structures/practice-problems/algorithm/city-and-campers-2/</text:a></text:p>
      <text:p text:style-name="P2"/>
      <text:p text:style-name="P2">#include &lt;bits/stdc++.h&gt;</text:p>
      <text:p text:style-name="Standard">using namespace std;</text:p>
      <text:p text:style-name="Standard"/>
      <text:p text:style-name="Standard">#define mp make_pair</text:p>
      <text:p text:style-name="Standard">#define F first</text:p>
      <text:p text:style-name="Standard">#define S second</text:p>
      <text:p text:style-name="Standard"/>
      <text:p text:style-name="Standard">const long long <text:s/>mod=1e9+7;</text:p>
      <text:p text:style-name="Standard">const int N = 1e6+7;</text:p>
      <text:p text:style-name="Standard"><text:s text:c="8"/></text:p>
      <text:p text:style-name="Standard"/>
      <text:p text:style-name="Standard">int par[100005];</text:p>
      <text:p text:style-name="Standard"/>
      <text:p text:style-name="Standard">map&lt;int,int&gt;m;</text:p>
      <text:p text:style-name="Standard"/>
      <text:p text:style-name="Standard">int sz[100005];</text:p>
      <text:p text:style-name="Standard"/>
      <text:p text:style-name="Standard">int find_par(int node)</text:p>
      <text:p text:style-name="Standard">{</text:p>
      <text:p text:style-name="Standard">if(par[node] == node)</text:p>
      <text:p text:style-name="Standard">return node;</text:p>
      <text:p text:style-name="Standard"/>
      <text:p text:style-name="Standard">return par[node] = find_par(par[node]);</text:p>
      <text:p text:style-name="Standard">}</text:p>
      <text:p text:style-name="Standard"/>
      <text:p text:style-name="Standard">bool OK = 1;</text:p>
      <text:p text:style-name="Standard"/>
      <text:p text:style-name="Standard">void merge(int a,int b)</text:p>
      <text:p text:style-name="Standard">{</text:p>
      <text:p text:style-name="Standard">a = find_par(a);</text:p>
      <text:p text:style-name="Standard">b = find_par(b);</text:p>
      <text:p text:style-name="Standard"/>
      <text:p text:style-name="Standard">if(a==b)</text:p>
      <text:p text:style-name="Standard">return;</text:p>
      <text:p text:style-name="Standard"/>
      <text:p text:style-name="Standard"/>
      <text:p text:style-name="Standard"/>
      <text:p text:style-name="Standard">OK = 0;</text:p>
      <text:p text:style-name="Standard"/>
      <text:p text:style-name="Standard">int x = sz[b];</text:p>
      <text:p text:style-name="Standard">int y = sz[a];</text:p>
      <text:p text:style-name="Standard"/>
      <text:p text:style-name="Standard">m[x]--;</text:p>
      <text:p text:style-name="Standard">m[y]--;</text:p>
      <text:p text:style-name="Standard"/>
      <text:p text:style-name="Standard">if(!m[x])</text:p>
      <text:p text:style-name="Standard"><text:soft-page-break/><text:s text:c="4"/>m.erase(x);</text:p>
      <text:p text:style-name="Standard"/>
      <text:p text:style-name="Standard">if(!m[y])</text:p>
      <text:p text:style-name="Standard"><text:s text:c="4"/>m.erase(y);</text:p>
      <text:p text:style-name="Standard"/>
      <text:p text:style-name="Standard"/>
      <text:p text:style-name="Standard">if(sz[a]&gt;=sz[b]) <text:s/></text:p>
      <text:p text:style-name="Standard">{</text:p>
      <text:p text:style-name="Standard"><text:s text:c="4"/>sz[a] = x + y ;</text:p>
      <text:p text:style-name="Standard"><text:s text:c="9"/></text:p>
      <text:p text:style-name="Standard"><text:s text:c="4"/>par[b] = a;</text:p>
      <text:p text:style-name="Standard">}</text:p>
      <text:p text:style-name="Standard"/>
      <text:p text:style-name="Standard">else</text:p>
      <text:p text:style-name="Standard">{</text:p>
      <text:p text:style-name="Standard"><text:s text:c="4"/>sz[b] = x + y ;</text:p>
      <text:p text:style-name="Standard"><text:s text:c="9"/></text:p>
      <text:p text:style-name="Standard"><text:s text:c="4"/>par[a] = b;</text:p>
      <text:p text:style-name="Standard">}</text:p>
      <text:p text:style-name="Standard"/>
      <text:p text:style-name="Standard">m[x+y]++;</text:p>
      <text:p text:style-name="Standard"/>
      <text:p text:style-name="Standard">return;</text:p>
      <text:p text:style-name="Standard"/>
      <text:p text:style-name="Standard">}</text:p>
      <text:p text:style-name="Standard"/>
      <text:p text:style-name="Standard"/>
      <text:p text:style-name="Standard">int main()</text:p>
      <text:p text:style-name="Standard">{</text:p>
      <text:p text:style-name="Standard">int n,q;</text:p>
      <text:p text:style-name="Standard">cin&gt;&gt;n&gt;&gt;q;</text:p>
      <text:p text:style-name="Standard"/>
      <text:p text:style-name="Standard"/>
      <text:p text:style-name="Standard">for(int i=1;i&lt;=n;i++)</text:p>
      <text:p text:style-name="Standard">par[i] = i,sz[i] = 1;</text:p>
      <text:p text:style-name="Standard"/>
      <text:p text:style-name="Standard">m[1] = n;</text:p>
      <text:p text:style-name="Standard"/>
      <text:p text:style-name="Standard">int ans = INT_MAX;</text:p>
      <text:p text:style-name="Standard"/>
      <text:p text:style-name="Standard">while(q--)</text:p>
      <text:p text:style-name="Standard">{</text:p>
      <text:p text:style-name="Standard"><text:s text:c="4"/>int a,b;</text:p>
      <text:p text:style-name="Standard"><text:s text:c="4"/>cin&gt;&gt;a&gt;&gt;b;</text:p>
      <text:p text:style-name="Standard"/>
      <text:p text:style-name="Standard"><text:s text:c="4"/>int p = sz[a],q = sz[b];</text:p>
      <text:p text:style-name="Standard"/>
      <text:p text:style-name="Standard"><text:s text:c="4"/>OK = 1;</text:p>
      <text:p text:style-name="Standard"/>
      <text:p text:style-name="Standard"><text:s text:c="4"/>merge(a,b);</text:p>
      <text:p text:style-name="Standard"/>
      <text:p text:style-name="Standard"><text:s text:c="4"/>if(m.size()==1)</text:p>
      <text:p text:style-name="Standard"><text:soft-page-break/><text:s text:c="4"/>{</text:p>
      <text:p text:style-name="Standard"><text:s text:c="8"/>cout&lt;&lt;0&lt;&lt;endl;</text:p>
      <text:p text:style-name="Standard"><text:s text:c="8"/>continue;</text:p>
      <text:p text:style-name="Standard"><text:s text:c="4"/>}</text:p>
      <text:p text:style-name="Standard"/>
      <text:p text:style-name="Standard"><text:s text:c="4"/>auto prev = m.begin();</text:p>
      <text:p text:style-name="Standard"><text:s text:c="4"/>auto next = m.begin();</text:p>
      <text:p text:style-name="Standard"><text:s text:c="4"/>next++;</text:p>
      <text:p text:style-name="Standard"/>
      <text:p text:style-name="Standard"><text:s text:c="4"/>int val = INT_MAX;</text:p>
      <text:p text:style-name="Standard"><text:s text:c="4"/>bool flag = 1;</text:p>
      <text:p text:style-name="Standard"/>
      <text:p text:style-name="Standard"><text:s text:c="4"/>while(next!=m.end())</text:p>
      <text:p text:style-name="Standard"><text:s text:c="4"/>{</text:p>
      <text:p text:style-name="Standard"><text:s text:c="8"/>if(next-&gt;S&gt;1 or prev-&gt;S&gt;1)</text:p>
      <text:p text:style-name="Standard"><text:s text:c="8"/>{</text:p>
      <text:p text:style-name="Standard"><text:s text:c="12"/>cout&lt;&lt;0&lt;&lt;endl;</text:p>
      <text:p text:style-name="Standard"><text:s text:c="12"/>flag = 0;</text:p>
      <text:p text:style-name="Standard"><text:s text:c="12"/>break;</text:p>
      <text:p text:style-name="Standard"><text:s text:c="8"/>}</text:p>
      <text:p text:style-name="Standard"><text:s text:c="8"/>int here = next-&gt;F - prev-&gt;F;</text:p>
      <text:p text:style-name="Standard"><text:s text:c="8"/>val = min(val,here); </text:p>
      <text:p text:style-name="Standard"><text:s text:c="8"/>prev++;</text:p>
      <text:p text:style-name="Standard"><text:s text:c="8"/>next++;</text:p>
      <text:p text:style-name="Standard"><text:s text:c="4"/>}</text:p>
      <text:p text:style-name="Standard"><text:s text:c="4"/>if(flag)</text:p>
      <text:p text:style-name="Standard"><text:s text:c="4"/>cout&lt;&lt;val&lt;&lt;endl;</text:p>
      <text:p text:style-name="Standard">} 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7T21:26:37.184538367</meta:creation-date>
    <dc:date>2021-12-27T21:29:00.813310093</dc:date>
    <meta:editing-duration>PT2M30S</meta:editing-duration>
    <meta:editing-cycles>1</meta:editing-cycles>
    <meta:document-statistic meta:table-count="0" meta:image-count="0" meta:object-count="0" meta:page-count="3" meta:paragraph-count="92" meta:word-count="197" meta:character-count="1428" meta:non-whitespace-character-count="1088"/>
    <meta:generator>LibreOffice/6.0.7.3$Linux_X86_64 LibreOffice_project/00m0$Build-3</meta:generator>
  </office:meta>
</office:document-meta>
</file>